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.What is the total amount each customer spent at the restaurant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s.customer_id, sum(m.price) AS total_amou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 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IGHT JOIN menu m ON m.product_id = s.product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UP BY 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RDER BY s.customer_i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</text:p>
          </table:table-cell>
          <table:table-cell office:value-type="float" office:value="76" table:style-name="ce2">
            <text:p>7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float" office:value="74" table:style-name="ce2">
            <text:p>7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</text:p>
          </table:table-cell>
          <table:table-cell office:value-type="float" office:value="36" table:style-name="ce2">
            <text:p>3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How many days has each customer visited the restaurant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s.customer_id, COUNT(s.order_date) AS Visited_Day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 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UP BY 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RDER BY s.customer_i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ustomer_id</text:p>
          </table:table-cell>
          <table:table-cell office:value-type="string" table:style-name="ce1">
            <text:p>Visited_Day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A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What was the first item from the menu purchased by each customer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s.customer_id, min(m.product_name) AS first_nam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 s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ight join menu m on m.product_id=s.product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UP BY 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RDER BY s.customer_i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ustomer_id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curry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curry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</text:p>
          </table:table-cell>
          <table:table-cell office:value-type="string" table:style-name="ce2">
            <text:p>ram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What is the most purchased item on the menu and how many times was it purchased by all customers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s.customer_id, max(m.product_name) AS frequent_item, count(m.product_name) AS countOFFrequenc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 s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ight join menu m on m.product_id=s.product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UP BY 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RDER BY s.customer_i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ustomer_id</text:p>
          </table:table-cell>
          <table:table-cell office:value-type="string" table:style-name="ce1">
            <text:p>frequent_item</text:p>
          </table:table-cell>
          <table:table-cell office:value-type="string" table:style-name="ce1">
            <text:p>countOFFrequency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sushi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sushi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C</text:p>
          </table:table-cell>
          <table:table-cell office:value-type="string" table:style-name="ce2">
            <text:p>rame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Which item was purchased first by the customer after they became a member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s.customer_id, m.product_name AS first_item_purchas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 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JOIN menu m ON m.product_id = s.product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JOIN (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SELECT sales.customer_id, MIN(sales.order_date) AS first_order_d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FROM sal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JOIN members ON sales.customer_id = member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WHERE sales.order_date &gt;= members.join_d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GROUP BY sale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) AS subquery ON s.customer_id = subquery.customer_id AND s.order_date = subquery.first_order_date;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ustomer_id</text:p>
          </table:table-cell>
          <table:table-cell office:value-type="string" table:style-name="ce1">
            <text:p>first_item_purchased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A</text:p>
          </table:table-cell>
          <table:table-cell office:value-type="string" table:style-name="ce2">
            <text:p>curry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sush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Which item was purchased just before the customer became a member?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ECT s.customer_id, m.product_name AS item_purchased_before_join</text:p>
          </table:table-cell>
          <table:table-cell table:number-columns-repeated="9" table:style-name="ce1"/>
          <table:table-cell office:value-type="string" table:style-name="ce1">
            <text:p>customer_id</text:p>
          </table:table-cell>
          <table:table-cell office:value-type="string" table:style-name="ce1">
            <text:p>item_purchased_before_joi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FROM sales s</text:p>
          </table:table-cell>
          <table:table-cell table:number-columns-repeated="9" table:style-name="ce1"/>
          <table:table-cell office:value-type="string" table:style-name="ce2">
            <text:p>A</text:p>
          </table:table-cell>
          <table:table-cell office:value-type="string" table:style-name="ce2">
            <text:p>sushi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JOIN menu m ON m.product_id = s.product_id</text:p>
          </table:table-cell>
          <table:table-cell table:number-columns-repeated="9" table:style-name="ce1"/>
          <table:table-cell office:value-type="string" table:style-name="ce2">
            <text:p>A</text:p>
          </table:table-cell>
          <table:table-cell office:value-type="string" table:style-name="ce2">
            <text:p>curry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JOIN (</text:p>
          </table:table-cell>
          <table:table-cell table:number-columns-repeated="9" table:style-name="ce1"/>
          <table:table-cell office:value-type="string" table:style-name="ce2">
            <text:p>B</text:p>
          </table:table-cell>
          <table:table-cell office:value-type="string" table:style-name="ce2">
            <text:p>sushi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<text:s text:c="4"/>SELECT sales.customer_id, members.join_date, MAX(sales.order_date) AS last_order_d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FROM sal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JOIN members ON sales.customer_id = members.customer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WHERE sales.order_date &lt; members.join_d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4"/>GROUP BY sales.customer_id, members.join_da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) AS subquery ON s.customer_id = subquery.customer_id AND s.order_date = subquery.last_order_d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. What is the total items and amount spent for each member before they became a member?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ELECT m.customer_id, COUNT(*) AS total_items, SUM(menu.price) AS total_amou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M sal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JOIN menu ON sales.product_id = menu.product_i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JOIN (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<text:s text:c="2"/>SELECT customer_id, join_dat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<text:s text:c="2"/>FROM membe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) AS m ON sales.customer_id = m.customer_i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HERE sales.order_date &lt; m.join_dat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ROUP BY m.customer_id;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ustomer_id</text:p>
          </table:table-cell>
          <table:table-cell office:value-type="string" table:style-name="ce1">
            <text:p>total_items</text:p>
          </table:table-cell>
          <table:table-cell office:value-type="string" table:style-name="ce1">
            <text:p>total_a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A</text:p>
          </table:table-cell>
          <table:table-cell office:value-type="float" office:value="4" table:style-name="ce2">
            <text:p>4</text:p>
          </table:table-cell>
          <table:table-cell office:value-type="float" office:value="50" table:style-name="ce2">
            <text:p>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B</text:p>
          </table:table-cell>
          <table:table-cell office:value-type="float" office:value="6" table:style-name="ce2">
            <text:p>6</text:p>
          </table:table-cell>
          <table:table-cell office:value-type="float" office:value="80" table:style-name="ce2">
            <text:p>80</text:p>
          </table:table-cell>
          <table:table-cell table:number-columns-repeated="16380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ratyusha Jonnalagadda</meta:initial-creator>
    <dc:creator>Pratyusha Jonnalagadda</dc:creator>
    <meta:creation-date>2023-07-04T16:24:52Z</meta:creation-date>
    <dc:date>2023-07-04T17:07:48Z</dc:date>
    <meta:editing-duration>PT0S</meta:editing-duration>
  </office:meta>
</office:document-meta>
</file>